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if</text:span>(cant<text:span text:style-name="T1">Arg==4)<text:tab/><text:tab/><text:tab/>//Si tiene un solo parametro opcional</text:span></text:p>
      <text:p text:style-name="Standard"><text:span text:style-name="T1"><text:tab/><text:tab/>{<text:tab/><text:tab/><text:tab/><text:tab/><text:tab/>// veo si es b, f o AS</text:span></text:p>
      <text:p text:style-name="Standard"><text:span text:style-name="T1"><text:tab/><text:tab/><text:tab/>if(argv[3]== -b)<text:tab/><text:tab/>//Si el argumento es -b</text:span></text:p>
      <text:p text:style-name="Standard"><text:span text:style-name="T1"><text:tab/><text:tab/><text:tab/><text:tab/>setFlagB();<text:tab/><text:tab/>//imprimir _anterior=1</text:span></text:p>
      <text:p text:style-name="Standard"><text:span text:style-name="T1">arg4_f:<text:tab/><text:tab/><text:tab/>else if( argv[3]== -f)<text:tab/><text:tab/>//Si el argumento es -f</text:span></text:p>
      <text:p text:style-name="Standard"><text:span text:style-name="T1"><text:tab/><text:tab/><text:tab/><text:tab/>setFlagF();<text:tab/><text:tab/>//imprimir_siguiente=1</text:span></text:p>
      <text:p text:style-name="Standard"><text:span text:style-name="T1"><text:tab/><text:tab/><text:tab/> <text:s text:c="7"/>else cargarAS(argv[3]);<text:tab/>//carga y chequea si el archivo de salida</text:span></text:p>
      <text:p text:style-name="Standard"><text:span text:style-name="T1"><text:tab/><text:tab/><text:tab/><text:tab/><text:tab/><text:tab/><text:tab/>// es valido caso contrario retorna 3</text:span></text:p>
      <text:p text:style-name="Standard"><text:span text:style-name="T1"><text:tab/><text:tab/>}</text:span></text:p>
      <text:p text:style-name="Standard"><text:span text:style-name="T1">arg6:<text:tab/><text:tab/>else if(cantArg==6)<text:tab/><text:tab/><text:tab/>//Si tiene los 3 parametros opcionales</text:span></text:p>
      <text:p text:style-name="Standard"><text:span text:style-name="T1"><text:tab/><text:tab/><text:tab/>{</text:span></text:p>
      <text:p text:style-name="Standard"><text:span text:style-name="T1"><text:tab/><text:tab/><text:tab/> <text:s text:c="2"/>cargarAS(argv[3])<text:tab/><text:tab/>//sino pasa a el chequeo sale con error 3</text:span></text:p>
      <text:p text:style-name="Standard"><text:span text:style-name="T1"><text:tab/><text:tab/><text:tab/> <text:s text:c="3"/>if (argv[4]== -b)<text:tab/><text:tab/>//si el argumento es -b</text:span></text:p>
      <text:p text:style-name="Standard"><text:span text:style-name="T1"><text:tab/><text:tab/><text:tab/><text:tab/>setFlagB();<text:tab/><text:tab/>//imprimir_anterior=1</text:span></text:p>
      <text:p text:style-name="Standard"><text:span text:style-name="T1"><text:tab/><text:tab/><text:tab/> <text:s text:c="2"/>else error()<text:tab/><text:tab/><text:tab/>//salir con error 3</text:span></text:p>
      <text:p text:style-name="Standard"><text:span text:style-name="T1"><text:tab/><text:tab/><text:tab/> <text:s text:c="3"/>if(argv[5]== -f)<text:tab/><text:tab/>//si el argumento es -f</text:span></text:p>
      <text:p text:style-name="Standard"><text:span text:style-name="T1"><text:tab/><text:tab/><text:tab/><text:tab/>setFlagF();<text:tab/><text:tab/>//imprimir_siguiente=1</text:span></text:p>
      <text:p text:style-name="Standard"><text:span text:style-name="T1"><text:tab/><text:tab/><text:tab/> <text:s text:c="3"/>else</text:span></text:p>
      <text:p text:style-name="Standard"><text:span text:style-name="T1"><text:tab/><text:tab/><text:tab/><text:tab/>error();<text:tab/><text:tab/><text:tab/>//sale con error=3</text:span></text:p>
      <text:p text:style-name="Standard"><text:span text:style-name="T1"><text:tab/><text:tab/><text:tab/>}</text:span></text:p>
      <text:p text:style-name="Standard"><text:span text:style-name="T1">arg5:<text:tab/><text:tab/>else{<text:tab/><text:tab/><text:tab/><text:tab/><text:tab/>//cant arg=5 </text:span></text:p>
      <text:p text:style-name="Standard"><text:span text:style-name="T1"><text:tab/><text:tab/><text:tab/><text:tab/><text:tab/><text:tab/><text:tab/>//si tiene 2 parametros opcionales</text:span></text:p>
      <text:p text:style-name="Standard"><text:span text:style-name="T1"><text:tab/><text:tab/><text:tab/>if(argv[3]== -b)<text:tab/><text:tab/>//verifico si es -b</text:span></text:p>
      <text:p text:style-name="Standard"><text:span text:style-name="T1"><text:tab/><text:tab/><text:tab/>{</text:span></text:p>
      <text:p text:style-name="Standard"><text:span text:style-name="T1"><text:tab/><text:tab/><text:tab/><text:tab/>setFlagB();<text:tab/><text:tab/>//imprimir_anterior=1</text:span></text:p>
      <text:p text:style-name="Standard"><text:span text:style-name="T1"><text:tab/><text:tab/><text:tab/><text:tab/>if(argv[4]== -f)<text:tab/>//si el argumento es -f</text:span></text:p>
      <text:p text:style-name="Standard"><text:span text:style-name="T1"><text:tab/><text:tab/><text:tab/><text:tab/> <text:s text:c="3"/>setFlagF();<text:tab/><text:tab/>//imprimir_siguiente=1</text:span></text:p>
      <text:p text:style-name="Standard"><text:span text:style-name="T1"><text:tab/><text:tab/><text:tab/><text:tab/>else</text:span></text:p>
      <text:p text:style-name="Standard"><text:span text:style-name="T1"><text:tab/><text:tab/><text:tab/><text:tab/> <text:s text:c="6"/>error();<text:tab/><text:tab/>//sale con error 3</text:span></text:p>
      <text:p text:style-name="Standard"><text:span text:style-name="T1"><text:tab/><text:tab/> <text:s text:c="6"/><text:tab/>}</text:span></text:p>
      <text:p text:style-name="Standard"><text:span text:style-name="T1">arg5_AS:<text:tab/><text:tab/>else if</text:span></text:p>
      <text:p text:style-name="Standard"><text:span text:style-name="T1"><text:tab/><text:tab/><text:tab/> <text:s text:c="6"/>{<text:tab/> </text:span></text:p>
      <text:p text:style-name="Standard"><text:span text:style-name="T1"><text:tab/><text:tab/><text:tab/> <text:s text:c="3"/><text:tab/>cargarAS(argv[3])<text:tab/>//sino pasa a el chequeo sale con error 3</text:span></text:p>
      <text:p text:style-name="Standard"><text:span text:style-name="T1"><text:tab/><text:tab/><text:tab/> <text:tab/>if(argv[4]== -b)<text:tab/>//si el argumento es -b</text:span></text:p>
      <text:p text:style-name="Standard"><text:span text:style-name="T1"><text:tab/><text:tab/><text:tab/><text:tab/><text:tab/>setFlagB();<text:tab/>//imprimir_anterior=1</text:span></text:p>
      <text:p text:style-name="Standard"><text:span text:style-name="T1">arg5_f:<text:tab/><text:tab/><text:tab/><text:tab/>else if(argv[4]== -f)<text:tab/>//si el argumento es -f</text:span></text:p>
      <text:p text:style-name="Standard"><text:span text:style-name="T1"><text:tab/><text:tab/><text:tab/><text:tab/><text:tab/>setFlagF();<text:tab/>//imprimir_siguiente=1</text:span></text:p>
      <text:p text:style-name="Standard"><text:span text:style-name="T1"><text:tab/><text:tab/><text:tab/><text:tab/>else </text:span></text:p>
      <text:p text:style-name="Standard"><text:span text:style-name="T1"><text:tab/><text:tab/><text:tab/><text:tab/><text:tab/>error();<text:tab/><text:tab/>//sale con error 3</text:span></text:p>
      <text:p text:style-name="Standard"><text:span text:style-name="T1"><text:tab/><text:tab/><text:tab/> <text:s text:c="6"/>}</text:span></text:p>
      <text:p text:style-name="Standard"><text:span text:style-name="T1"><text:tab/><text:tab/><text:tab/>}</text:span></text:p>
      <text:p text:style-name="Standard"><text:span text:style-name="T1"><text:tab/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drigo Licata</meta:initial-creator>
    <meta:creation-date>2014-11-30T14:17:57.61</meta:creation-date>
    <dc:date>2014-11-30T15:30:17.10</dc:date>
    <dc:creator>Rodrigo Licata</dc:creator>
    <meta:editing-duration>PT8M18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42" meta:word-count="184" meta:character-count="1420"/>
  </office:meta>
</office:document-meta>
</file>